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float" office:value="15.999" calcext:value-type="float">
            <text:p>15.999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th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(O)/N(Z)</text:p>
          </table:table-cell>
          <table:table-cell/>
        </table:table-row>
        <table:table-row table:style-name="ro1">
          <table:table-cell office:value-type="float" office:value="22.989" calcext:value-type="float">
            <text:p>22.989</text:p>
          </table:table-cell>
          <table:table-cell office:value-type="string" calcext:value-type="string">
            <text:p>Na</text:p>
          </table:table-cell>
          <table:table-cell office:value-type="float" office:value="8.47" calcext:value-type="float">
            <text:p>8.47</text:p>
          </table:table-cell>
          <table:table-cell/>
          <table:table-cell office:value-type="string" calcext:value-type="string">
            <text:p>Na2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([.G2]*[.$A$1])/([.F2]*[.A2]))*[.C2]" office:value-type="float" office:value="2.94731241028318" calcext:value-type="float">
            <text:p>2.947312410283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([.K2]/-[.L2])" office:value-type="float" office:value="0.5" calcext:value-type="float">
            <text:p>0.5</text:p>
          </table:table-cell>
          <table:table-cell table:formula="of:=[.M2]*([.$A$1]/[.A2])*[.C2]" office:value-type="float" office:value="2.94731241028318" calcext:value-type="float">
            <text:p>2.94731241028318</text:p>
          </table:table-cell>
        </table:table-row>
        <table:table-row table:style-name="ro1">
          <table:table-cell office:value-type="float" office:value="26.981" calcext:value-type="float">
            <text:p>26.981</text:p>
          </table:table-cell>
          <table:table-cell office:value-type="string" calcext:value-type="string">
            <text:p>Al</text:p>
          </table:table-cell>
          <table:table-cell office:value-type="float" office:value="10.37" calcext:value-type="float">
            <text:p>10.37</text:p>
          </table:table-cell>
          <table:table-cell/>
          <table:table-cell office:value-type="string" calcext:value-type="string">
            <text:p>Al2O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(([.G3]*[.$A$1])/([.F3]*[.A3]))*[.C3]" office:value-type="float" office:value="9.22369241317964" calcext:value-type="float">
            <text:p>9.223692413179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formula="of:=([.K3]/-[.L3])" office:value-type="float" office:value="1.5" calcext:value-type="float">
            <text:p>1.5</text:p>
          </table:table-cell>
          <table:table-cell table:formula="of:=[.M3]*([.$A$1]/[.A3])*[.C3]" office:value-type="float" office:value="9.22369241317965" calcext:value-type="float">
            <text:p>9.22369241317965</text:p>
          </table:table-cell>
        </table:table-row>
        <table:table-row table:style-name="ro1">
          <table:table-cell office:value-type="float" office:value="28.085" calcext:value-type="float">
            <text:p>28.085</text:p>
          </table:table-cell>
          <table:table-cell office:value-type="string" calcext:value-type="string">
            <text:p>Si</text:p>
          </table:table-cell>
          <table:table-cell office:value-type="float" office:value="32.03" calcext:value-type="float">
            <text:p>32.03</text:p>
          </table:table-cell>
          <table:table-cell/>
          <table:table-cell office:value-type="string" calcext:value-type="string">
            <text:p>SiO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(([.G4]*[.$A$1])/([.F4]*[.A4]))*[.C4]" office:value-type="float" office:value="36.4926451842621" calcext:value-type="float">
            <text:p>36.49264518426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formula="of:=([.K4]/-[.L4])" office:value-type="float" office:value="2" calcext:value-type="float">
            <text:p>2</text:p>
          </table:table-cell>
          <table:table-cell table:formula="of:=[.M4]*([.$A$1]/[.A4])*[.C4]" office:value-type="float" office:value="36.4926451842621" calcext:value-type="float">
            <text:p>36.4926451842621</text:p>
          </table:table-cell>
        </table:table-row>
        <table:table-row table:style-name="ro1">
          <table:table-cell office:value-type="float" office:value="40.078" calcext:value-type="float">
            <text:p>40.078</text:p>
          </table:table-cell>
          <table:table-cell office:value-type="string" calcext:value-type="string">
            <text:p>Ca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CaO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([.G5]*[.$A$1])/([.F5]*[.A5]))*[.C5]" office:value-type="float" office:value="0.135726832676281" calcext:value-type="float">
            <text:p>0.1357268326762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[.K5]/-[.L5])" office:value-type="float" office:value="1" calcext:value-type="float">
            <text:p>1</text:p>
          </table:table-cell>
          <table:table-cell table:formula="of:=[.M5]*([.$A$1]/[.A5])*[.C5]" office:value-type="float" office:value="0.135726832676281" calcext:value-type="float">
            <text:p>0.135726832676281</text:p>
          </table:table-cell>
        </table:table-row>
        <table:table-row table:style-name="ro1">
          <table:table-cell table:number-columns-repeated="8"/>
          <table:table-cell table:formula="of:=SUM([.I2:.I5])" office:value-type="float" office:value="48.7993768404012" calcext:value-type="float">
            <text:p>48.7993768404012</text:p>
          </table:table-cell>
          <table:table-cell table:number-columns-repeated="4"/>
          <table:table-cell table:formula="of:=SUM([.N2:.N5])" office:value-type="float" office:value="48.7993768404012" calcext:value-type="float">
            <text:p>48.79937684040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Ritchie</meta:initial-creator>
    <meta:creation-date>2019-04-06T06:04:42.924000000</meta:creation-date>
    <dc:date>2019-04-06T06:13:57.606000000</dc:date>
    <dc:creator>Nicholas Ritchie</dc:creator>
    <meta:editing-duration>PT9M15S</meta:editing-duration>
    <meta:editing-cycles>1</meta:editing-cycles>
    <meta:document-statistic meta:table-count="1" meta:cell-count="51" meta:object-count="0"/>
    <meta:generator>LibreOffice/6.2.1.2$Windows_X86_64 LibreOffice_project/7bcb35dc3024a62dea0caee87020152d1ee96e71</meta:generator>
  </office:meta>
</office:document-meta>
</file>